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5DC9CDAE4141033BD61.png" manifest:media-type="image/png"/>
  <manifest:file-entry manifest:full-path="Pictures/1000000100000BB8000005DCBCEDDF747B2AAB33.png" manifest:media-type="image/png"/>
  <manifest:file-entry manifest:full-path="Pictures/1000000100000BB8000005DCDA29FE6F55EC65EF.png" manifest:media-type="image/png"/>
  <manifest:file-entry manifest:full-path="Pictures/1000000100000BB8000005DCE0979BA335989BB1.png" manifest:media-type="image/png"/>
  <manifest:file-entry manifest:full-path="Pictures/1000000100000BB8000005DC801ADFB70788DC59.png" manifest:media-type="image/png"/>
  <manifest:file-entry manifest:full-path="Pictures/1000000100000BB8000005DCF30E913A7A39326F.png" manifest:media-type="image/png"/>
  <manifest:file-entry manifest:full-path="Pictures/1000000100000BB8000005DCE5E3FC635C518D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999cm" svg:x="0.008cm" svg:y="0.868cm">
          <draw:image xlink:href="Pictures/1000000100000BB8000005DCE5E3FC635C518DE5.png" xlink:type="simple" xlink:show="embed" xlink:actuate="onLoad" draw:mime-type="image/png">
            <text:p/>
          </draw:image>
        </draw:frame>
        <draw:frame draw:style-name="gr2" draw:text-style-name="P2" draw:layer="layout" svg:width="5.301cm" svg:height="1.673cm" svg:x="1.684cm" svg:y="0.635cm">
          <draw:text-box>
            <text:p>N=2,000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3.999cm" svg:x="0.008cm" svg:y="0.868cm">
          <draw:image xlink:href="Pictures/1000000100000BB8000005DC801ADFB70788DC59.png" xlink:type="simple" xlink:show="embed" xlink:actuate="onLoad" draw:mime-type="image/png">
            <text:p/>
          </draw:image>
        </draw:frame>
        <draw:frame draw:style-name="gr2" draw:text-style-name="P2" draw:layer="layout" svg:width="4.665cm" svg:height="1.673cm" svg:x="1.685cm" svg:y="0.635cm">
          <draw:text-box>
            <text:p>N=5,000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3.999cm" svg:x="0.008cm" svg:y="0.868cm">
          <draw:image xlink:href="Pictures/1000000100000BB8000005DCDA29FE6F55EC65EF.png" xlink:type="simple" xlink:show="embed" xlink:actuate="onLoad" draw:mime-type="image/png">
            <text:p/>
          </draw:image>
        </draw:frame>
        <draw:frame draw:style-name="gr2" draw:text-style-name="P2" draw:layer="layout" svg:width="4.665cm" svg:height="1.673cm" svg:x="1.685cm" svg:y="0.635cm">
          <draw:text-box>
            <text:p>N=10,000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3.999cm" svg:x="0.008cm" svg:y="0.868cm">
          <draw:image xlink:href="Pictures/1000000100000BB8000005DC9CDAE4141033BD61.png" xlink:type="simple" xlink:show="embed" xlink:actuate="onLoad" draw:mime-type="image/png">
            <text:p/>
          </draw:image>
        </draw:frame>
        <draw:frame draw:style-name="gr2" draw:text-style-name="P2" draw:layer="layout" svg:width="3.395cm" svg:height="1.673cm" svg:x="1.685cm" svg:y="0.635cm">
          <draw:text-box>
            <text:p>N=20,000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13.999cm" svg:x="0.008cm" svg:y="0.868cm">
          <draw:image xlink:href="Pictures/1000000100000BB8000005DCBCEDDF747B2AAB33.png" xlink:type="simple" xlink:show="embed" xlink:actuate="onLoad" draw:mime-type="image/png">
            <text:p/>
          </draw:image>
        </draw:frame>
        <draw:frame draw:style-name="gr2" draw:text-style-name="P2" draw:layer="layout" svg:width="5.935cm" svg:height="1.673cm" svg:x="1.685cm" svg:y="0.635cm">
          <draw:text-box>
            <text:p>N=50,000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13.999cm" svg:x="0.008cm" svg:y="0.868cm">
          <draw:image xlink:href="Pictures/1000000100000BB8000005DCE0979BA335989BB1.png" xlink:type="simple" xlink:show="embed" xlink:actuate="onLoad" draw:mime-type="image/png">
            <text:p/>
          </draw:image>
        </draw:frame>
        <draw:frame draw:style-name="gr4" draw:text-style-name="P2" draw:layer="layout" svg:width="3.618cm" svg:height="0.962cm" svg:x="1.685cm" svg:y="0.635cm">
          <draw:text-box>
            <text:p>N=100,000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999cm" svg:height="13.999cm" svg:x="0.008cm" svg:y="0.868cm">
          <draw:image xlink:href="Pictures/1000000100000BB8000005DCF30E913A7A39326F.png" xlink:type="simple" xlink:show="embed" xlink:actuate="onLoad" draw:mime-type="image/png">
            <text:p/>
          </draw:image>
        </draw:frame>
        <draw:frame draw:style-name="gr4" draw:text-style-name="P2" draw:layer="layout" svg:width="3.618cm" svg:height="0.962cm" svg:x="1.685cm" svg:y="0.635cm">
          <draw:text-box>
            <text:p>N=147,754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3T14:59:02.105585017</meta:creation-date>
    <dc:date>2022-05-03T15:04:47.164369962</dc:date>
    <meta:editing-duration>PT5M47S</meta:editing-duration>
    <meta:editing-cycles>1</meta:editing-cycles>
    <meta:document-statistic meta:object-count="49"/>
    <meta:generator>LibreOffice/7.3.2.2$Linux_X86_64 LibreOffice_project/454130fadb9a820d3728b86ccb63c8f359d70528</meta:generator>
  </office:meta>
</office:document-meta>
</file>